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BufferDecoder.DataBufferDe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ufferDecoder.canDecode( ResolvableType elementType , @ Nullable MimeType mim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BufferDecoder.decode( Publisher &lt; DataBuffer &gt; input , ResolvableType elementType , @ Nullable MimeType mimeType , @ Nullable Map &lt; String , Object &gt;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ufferDecoder.decode( DataBuffer buffer , ResolvableType elementType , @ Nullable MimeType mimeType , @ Nullable Map &lt; String , Object &gt; hi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